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BPM</text:p>
          </table:table-cell>
          <table:table-cell table:style-name="ce1" office:value-type="string" calcext:value-type="string">
            <text:p>1 / 1</text:p>
          </table:table-cell>
          <table:table-cell table:style-name="Default" office:value-type="string" calcext:value-type="string">
            <text:p>1 / 2</text:p>
          </table:table-cell>
          <table:table-cell table:style-name="Default" office:value-type="string" calcext:value-type="string">
            <text:p>1 / 4</text:p>
          </table:table-cell>
          <table:table-cell table:style-name="Default" office:value-type="string" calcext:value-type="string">
            <text:p>1 / 8</text:p>
          </table:table-cell>
          <table:table-cell table:style-name="Default" office:value-type="string" calcext:value-type="string">
            <text:p>1 / 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([.A2]/60)" office:value-type="float" office:value="0.6" calcext:value-type="float">
            <text:p>0.6000</text:p>
          </table:table-cell>
          <table:table-cell table:formula="of:=[.B2]/2" office:value-type="float" office:value="0.3" calcext:value-type="float">
            <text:p>0.3000</text:p>
          </table:table-cell>
          <table:table-cell table:formula="of:=[.C2]/2" office:value-type="float" office:value="0.15" calcext:value-type="float">
            <text:p>0.1500</text:p>
          </table:table-cell>
          <table:table-cell table:formula="of:=[.D2]/2" office:value-type="float" office:value="0.075" calcext:value-type="float">
            <text:p>0.0750</text:p>
          </table:table-cell>
          <table:table-cell table:formula="of:=[.E2]/2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/([.A3]/60)" office:value-type="float" office:value="0.594059405940594" calcext:value-type="float">
            <text:p>0.5941</text:p>
          </table:table-cell>
          <table:table-cell table:formula="of:=[.B3]/2" office:value-type="float" office:value="0.297029702970297" calcext:value-type="float">
            <text:p>0.2970</text:p>
          </table:table-cell>
          <table:table-cell table:formula="of:=[.C3]/2" office:value-type="float" office:value="0.148514851485149" calcext:value-type="float">
            <text:p>0.1485</text:p>
          </table:table-cell>
          <table:table-cell table:formula="of:=[.D3]/2" office:value-type="float" office:value="0.0742574257425743" calcext:value-type="float">
            <text:p>0.0743</text:p>
          </table:table-cell>
          <table:table-cell table:formula="of:=[.E3]/2" office:value-type="float" office:value="0.0371287128712871" calcext:value-type="float">
            <text:p>0.03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/([.A4]/60)" office:value-type="float" office:value="0.588235294117647" calcext:value-type="float">
            <text:p>0.5882</text:p>
          </table:table-cell>
          <table:table-cell table:formula="of:=[.B4]/2" office:value-type="float" office:value="0.294117647058823" calcext:value-type="float">
            <text:p>0.2941</text:p>
          </table:table-cell>
          <table:table-cell table:formula="of:=[.C4]/2" office:value-type="float" office:value="0.147058823529412" calcext:value-type="float">
            <text:p>0.1471</text:p>
          </table:table-cell>
          <table:table-cell table:formula="of:=[.D4]/2" office:value-type="float" office:value="0.0735294117647059" calcext:value-type="float">
            <text:p>0.0735</text:p>
          </table:table-cell>
          <table:table-cell table:formula="of:=[.E4]/2" office:value-type="float" office:value="0.0367647058823529" calcext:value-type="float">
            <text:p>0.03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/([.A5]/60)" office:value-type="float" office:value="0.58252427184466" calcext:value-type="float">
            <text:p>0.5825</text:p>
          </table:table-cell>
          <table:table-cell table:formula="of:=[.B5]/2" office:value-type="float" office:value="0.29126213592233" calcext:value-type="float">
            <text:p>0.2913</text:p>
          </table:table-cell>
          <table:table-cell table:formula="of:=[.C5]/2" office:value-type="float" office:value="0.145631067961165" calcext:value-type="float">
            <text:p>0.1456</text:p>
          </table:table-cell>
          <table:table-cell table:formula="of:=[.D5]/2" office:value-type="float" office:value="0.0728155339805825" calcext:value-type="float">
            <text:p>0.0728</text:p>
          </table:table-cell>
          <table:table-cell table:formula="of:=[.E5]/2" office:value-type="float" office:value="0.0364077669902913" calcext:value-type="float">
            <text:p>0.03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/([.A6]/60)" office:value-type="float" office:value="0.576923076923077" calcext:value-type="float">
            <text:p>0.5769</text:p>
          </table:table-cell>
          <table:table-cell table:formula="of:=[.B6]/2" office:value-type="float" office:value="0.288461538461538" calcext:value-type="float">
            <text:p>0.2885</text:p>
          </table:table-cell>
          <table:table-cell table:formula="of:=[.C6]/2" office:value-type="float" office:value="0.144230769230769" calcext:value-type="float">
            <text:p>0.1442</text:p>
          </table:table-cell>
          <table:table-cell table:formula="of:=[.D6]/2" office:value-type="float" office:value="0.0721153846153846" calcext:value-type="float">
            <text:p>0.0721</text:p>
          </table:table-cell>
          <table:table-cell table:formula="of:=[.E6]/2" office:value-type="float" office:value="0.0360576923076923" calcext:value-type="float">
            <text:p>0.03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/([.A7]/60)" office:value-type="float" office:value="0.571428571428571" calcext:value-type="float">
            <text:p>0.5714</text:p>
          </table:table-cell>
          <table:table-cell table:formula="of:=[.B7]/2" office:value-type="float" office:value="0.285714285714286" calcext:value-type="float">
            <text:p>0.2857</text:p>
          </table:table-cell>
          <table:table-cell table:formula="of:=[.C7]/2" office:value-type="float" office:value="0.142857142857143" calcext:value-type="float">
            <text:p>0.1429</text:p>
          </table:table-cell>
          <table:table-cell table:formula="of:=[.D7]/2" office:value-type="float" office:value="0.0714285714285714" calcext:value-type="float">
            <text:p>0.0714</text:p>
          </table:table-cell>
          <table:table-cell table:formula="of:=[.E7]/2" office:value-type="float" office:value="0.0357142857142857" calcext:value-type="float">
            <text:p>0.03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/([.A8]/60)" office:value-type="float" office:value="0.566037735849057" calcext:value-type="float">
            <text:p>0.5660</text:p>
          </table:table-cell>
          <table:table-cell table:formula="of:=[.B8]/2" office:value-type="float" office:value="0.283018867924528" calcext:value-type="float">
            <text:p>0.2830</text:p>
          </table:table-cell>
          <table:table-cell table:formula="of:=[.C8]/2" office:value-type="float" office:value="0.141509433962264" calcext:value-type="float">
            <text:p>0.1415</text:p>
          </table:table-cell>
          <table:table-cell table:formula="of:=[.D8]/2" office:value-type="float" office:value="0.0707547169811321" calcext:value-type="float">
            <text:p>0.0708</text:p>
          </table:table-cell>
          <table:table-cell table:formula="of:=[.E8]/2" office:value-type="float" office:value="0.035377358490566" calcext:value-type="float">
            <text:p>0.03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/([.A9]/60)" office:value-type="float" office:value="0.560747663551402" calcext:value-type="float">
            <text:p>0.5607</text:p>
          </table:table-cell>
          <table:table-cell table:formula="of:=[.B9]/2" office:value-type="float" office:value="0.280373831775701" calcext:value-type="float">
            <text:p>0.2804</text:p>
          </table:table-cell>
          <table:table-cell table:formula="of:=[.C9]/2" office:value-type="float" office:value="0.14018691588785" calcext:value-type="float">
            <text:p>0.1402</text:p>
          </table:table-cell>
          <table:table-cell table:formula="of:=[.D9]/2" office:value-type="float" office:value="0.0700934579439252" calcext:value-type="float">
            <text:p>0.0701</text:p>
          </table:table-cell>
          <table:table-cell table:formula="of:=[.E9]/2" office:value-type="float" office:value="0.0350467289719626" calcext:value-type="float">
            <text:p>0.03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/([.A10]/60)" office:value-type="float" office:value="0.555555555555556" calcext:value-type="float">
            <text:p>0.5556</text:p>
          </table:table-cell>
          <table:table-cell table:formula="of:=[.B10]/2" office:value-type="float" office:value="0.277777777777778" calcext:value-type="float">
            <text:p>0.2778</text:p>
          </table:table-cell>
          <table:table-cell table:formula="of:=[.C10]/2" office:value-type="float" office:value="0.138888888888889" calcext:value-type="float">
            <text:p>0.1389</text:p>
          </table:table-cell>
          <table:table-cell table:formula="of:=[.D10]/2" office:value-type="float" office:value="0.0694444444444444" calcext:value-type="float">
            <text:p>0.0694</text:p>
          </table:table-cell>
          <table:table-cell table:formula="of:=[.E10]/2" office:value-type="float" office:value="0.0347222222222222" calcext:value-type="float">
            <text:p>0.03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/([.A11]/60)" office:value-type="float" office:value="0.55045871559633" calcext:value-type="float">
            <text:p>0.5505</text:p>
          </table:table-cell>
          <table:table-cell table:formula="of:=[.B11]/2" office:value-type="float" office:value="0.275229357798165" calcext:value-type="float">
            <text:p>0.2752</text:p>
          </table:table-cell>
          <table:table-cell table:formula="of:=[.C11]/2" office:value-type="float" office:value="0.137614678899083" calcext:value-type="float">
            <text:p>0.1376</text:p>
          </table:table-cell>
          <table:table-cell table:formula="of:=[.D11]/2" office:value-type="float" office:value="0.0688073394495413" calcext:value-type="float">
            <text:p>0.0688</text:p>
          </table:table-cell>
          <table:table-cell table:formula="of:=[.E11]/2" office:value-type="float" office:value="0.0344036697247706" calcext:value-type="float">
            <text:p>0.03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/([.A12]/60)" office:value-type="float" office:value="0.545454545454546" calcext:value-type="float">
            <text:p>0.5455</text:p>
          </table:table-cell>
          <table:table-cell table:formula="of:=[.B12]/2" office:value-type="float" office:value="0.272727272727273" calcext:value-type="float">
            <text:p>0.2727</text:p>
          </table:table-cell>
          <table:table-cell table:formula="of:=[.C12]/2" office:value-type="float" office:value="0.136363636363636" calcext:value-type="float">
            <text:p>0.1364</text:p>
          </table:table-cell>
          <table:table-cell table:formula="of:=[.D12]/2" office:value-type="float" office:value="0.0681818181818182" calcext:value-type="float">
            <text:p>0.0682</text:p>
          </table:table-cell>
          <table:table-cell table:formula="of:=[.E12]/2" office:value-type="float" office:value="0.0340909090909091" calcext:value-type="float">
            <text:p>0.034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/([.A13]/60)" office:value-type="float" office:value="0.54054054054054" calcext:value-type="float">
            <text:p>0.5405</text:p>
          </table:table-cell>
          <table:table-cell table:formula="of:=[.B13]/2" office:value-type="float" office:value="0.27027027027027" calcext:value-type="float">
            <text:p>0.2703</text:p>
          </table:table-cell>
          <table:table-cell table:formula="of:=[.C13]/2" office:value-type="float" office:value="0.135135135135135" calcext:value-type="float">
            <text:p>0.1351</text:p>
          </table:table-cell>
          <table:table-cell table:formula="of:=[.D13]/2" office:value-type="float" office:value="0.0675675675675676" calcext:value-type="float">
            <text:p>0.0676</text:p>
          </table:table-cell>
          <table:table-cell table:formula="of:=[.E13]/2" office:value-type="float" office:value="0.0337837837837838" calcext:value-type="float">
            <text:p>0.03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/([.A14]/60)" office:value-type="float" office:value="0.535714285714286" calcext:value-type="float">
            <text:p>0.5357</text:p>
          </table:table-cell>
          <table:table-cell table:formula="of:=[.B14]/2" office:value-type="float" office:value="0.267857142857143" calcext:value-type="float">
            <text:p>0.2679</text:p>
          </table:table-cell>
          <table:table-cell table:formula="of:=[.C14]/2" office:value-type="float" office:value="0.133928571428571" calcext:value-type="float">
            <text:p>0.1339</text:p>
          </table:table-cell>
          <table:table-cell table:formula="of:=[.D14]/2" office:value-type="float" office:value="0.0669642857142857" calcext:value-type="float">
            <text:p>0.0670</text:p>
          </table:table-cell>
          <table:table-cell table:formula="of:=[.E14]/2" office:value-type="float" office:value="0.0334821428571429" calcext:value-type="float">
            <text:p>0.03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/([.A15]/60)" office:value-type="float" office:value="0.530973451327434" calcext:value-type="float">
            <text:p>0.5310</text:p>
          </table:table-cell>
          <table:table-cell table:formula="of:=[.B15]/2" office:value-type="float" office:value="0.265486725663717" calcext:value-type="float">
            <text:p>0.2655</text:p>
          </table:table-cell>
          <table:table-cell table:formula="of:=[.C15]/2" office:value-type="float" office:value="0.132743362831858" calcext:value-type="float">
            <text:p>0.1327</text:p>
          </table:table-cell>
          <table:table-cell table:formula="of:=[.D15]/2" office:value-type="float" office:value="0.0663716814159292" calcext:value-type="float">
            <text:p>0.0664</text:p>
          </table:table-cell>
          <table:table-cell table:formula="of:=[.E15]/2" office:value-type="float" office:value="0.0331858407079646" calcext:value-type="float">
            <text:p>0.03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/([.A16]/60)" office:value-type="float" office:value="0.526315789473684" calcext:value-type="float">
            <text:p>0.5263</text:p>
          </table:table-cell>
          <table:table-cell table:formula="of:=[.B16]/2" office:value-type="float" office:value="0.263157894736842" calcext:value-type="float">
            <text:p>0.2632</text:p>
          </table:table-cell>
          <table:table-cell table:formula="of:=[.C16]/2" office:value-type="float" office:value="0.131578947368421" calcext:value-type="float">
            <text:p>0.1316</text:p>
          </table:table-cell>
          <table:table-cell table:formula="of:=[.D16]/2" office:value-type="float" office:value="0.0657894736842105" calcext:value-type="float">
            <text:p>0.0658</text:p>
          </table:table-cell>
          <table:table-cell table:formula="of:=[.E16]/2" office:value-type="float" office:value="0.0328947368421053" calcext:value-type="float">
            <text:p>0.03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/([.A17]/60)" office:value-type="float" office:value="0.521739130434783" calcext:value-type="float">
            <text:p>0.5217</text:p>
          </table:table-cell>
          <table:table-cell table:formula="of:=[.B17]/2" office:value-type="float" office:value="0.260869565217391" calcext:value-type="float">
            <text:p>0.2609</text:p>
          </table:table-cell>
          <table:table-cell table:formula="of:=[.C17]/2" office:value-type="float" office:value="0.130434782608696" calcext:value-type="float">
            <text:p>0.1304</text:p>
          </table:table-cell>
          <table:table-cell table:formula="of:=[.D17]/2" office:value-type="float" office:value="0.0652173913043478" calcext:value-type="float">
            <text:p>0.0652</text:p>
          </table:table-cell>
          <table:table-cell table:formula="of:=[.E17]/2" office:value-type="float" office:value="0.0326086956521739" calcext:value-type="float">
            <text:p>0.03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/([.A18]/60)" office:value-type="float" office:value="0.517241379310345" calcext:value-type="float">
            <text:p>0.5172</text:p>
          </table:table-cell>
          <table:table-cell table:formula="of:=[.B18]/2" office:value-type="float" office:value="0.258620689655172" calcext:value-type="float">
            <text:p>0.2586</text:p>
          </table:table-cell>
          <table:table-cell table:formula="of:=[.C18]/2" office:value-type="float" office:value="0.129310344827586" calcext:value-type="float">
            <text:p>0.1293</text:p>
          </table:table-cell>
          <table:table-cell table:formula="of:=[.D18]/2" office:value-type="float" office:value="0.0646551724137931" calcext:value-type="float">
            <text:p>0.0647</text:p>
          </table:table-cell>
          <table:table-cell table:formula="of:=[.E18]/2" office:value-type="float" office:value="0.0323275862068966" calcext:value-type="float">
            <text:p>0.03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/([.A19]/60)" office:value-type="float" office:value="0.512820512820513" calcext:value-type="float">
            <text:p>0.5128</text:p>
          </table:table-cell>
          <table:table-cell table:formula="of:=[.B19]/2" office:value-type="float" office:value="0.256410256410256" calcext:value-type="float">
            <text:p>0.2564</text:p>
          </table:table-cell>
          <table:table-cell table:formula="of:=[.C19]/2" office:value-type="float" office:value="0.128205128205128" calcext:value-type="float">
            <text:p>0.1282</text:p>
          </table:table-cell>
          <table:table-cell table:formula="of:=[.D19]/2" office:value-type="float" office:value="0.0641025641025641" calcext:value-type="float">
            <text:p>0.0641</text:p>
          </table:table-cell>
          <table:table-cell table:formula="of:=[.E19]/2" office:value-type="float" office:value="0.0320512820512821" calcext:value-type="float">
            <text:p>0.03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/([.A20]/60)" office:value-type="float" office:value="0.508474576271186" calcext:value-type="float">
            <text:p>0.5085</text:p>
          </table:table-cell>
          <table:table-cell table:formula="of:=[.B20]/2" office:value-type="float" office:value="0.254237288135593" calcext:value-type="float">
            <text:p>0.2542</text:p>
          </table:table-cell>
          <table:table-cell table:formula="of:=[.C20]/2" office:value-type="float" office:value="0.127118644067797" calcext:value-type="float">
            <text:p>0.1271</text:p>
          </table:table-cell>
          <table:table-cell table:formula="of:=[.D20]/2" office:value-type="float" office:value="0.0635593220338983" calcext:value-type="float">
            <text:p>0.0636</text:p>
          </table:table-cell>
          <table:table-cell table:formula="of:=[.E20]/2" office:value-type="float" office:value="0.0317796610169492" calcext:value-type="float">
            <text:p>0.03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/([.A21]/60)" office:value-type="float" office:value="0.504201680672269" calcext:value-type="float">
            <text:p>0.5042</text:p>
          </table:table-cell>
          <table:table-cell table:formula="of:=[.B21]/2" office:value-type="float" office:value="0.252100840336134" calcext:value-type="float">
            <text:p>0.2521</text:p>
          </table:table-cell>
          <table:table-cell table:formula="of:=[.C21]/2" office:value-type="float" office:value="0.126050420168067" calcext:value-type="float">
            <text:p>0.1261</text:p>
          </table:table-cell>
          <table:table-cell table:formula="of:=[.D21]/2" office:value-type="float" office:value="0.0630252100840336" calcext:value-type="float">
            <text:p>0.0630</text:p>
          </table:table-cell>
          <table:table-cell table:formula="of:=[.E21]/2" office:value-type="float" office:value="0.0315126050420168" calcext:value-type="float">
            <text:p>0.03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/([.A22]/60)" office:value-type="float" office:value="0.5" calcext:value-type="float">
            <text:p>0.5000</text:p>
          </table:table-cell>
          <table:table-cell table:formula="of:=[.B22]/2" office:value-type="float" office:value="0.25" calcext:value-type="float">
            <text:p>0.2500</text:p>
          </table:table-cell>
          <table:table-cell table:formula="of:=[.C22]/2" office:value-type="float" office:value="0.125" calcext:value-type="float">
            <text:p>0.1250</text:p>
          </table:table-cell>
          <table:table-cell table:formula="of:=[.D22]/2" office:value-type="float" office:value="0.0625" calcext:value-type="float">
            <text:p>0.0625</text:p>
          </table:table-cell>
          <table:table-cell table:formula="of:=[.E22]/2" office:value-type="float" office:value="0.03125" calcext:value-type="float">
            <text:p>0.03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/([.A23]/60)" office:value-type="float" office:value="0.495867768595041" calcext:value-type="float">
            <text:p>0.4959</text:p>
          </table:table-cell>
          <table:table-cell table:formula="of:=[.B23]/2" office:value-type="float" office:value="0.247933884297521" calcext:value-type="float">
            <text:p>0.2479</text:p>
          </table:table-cell>
          <table:table-cell table:formula="of:=[.C23]/2" office:value-type="float" office:value="0.12396694214876" calcext:value-type="float">
            <text:p>0.1240</text:p>
          </table:table-cell>
          <table:table-cell table:formula="of:=[.D23]/2" office:value-type="float" office:value="0.0619834710743802" calcext:value-type="float">
            <text:p>0.0620</text:p>
          </table:table-cell>
          <table:table-cell table:formula="of:=[.E23]/2" office:value-type="float" office:value="0.0309917355371901" calcext:value-type="float">
            <text:p>0.03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/([.A24]/60)" office:value-type="float" office:value="0.491803278688525" calcext:value-type="float">
            <text:p>0.4918</text:p>
          </table:table-cell>
          <table:table-cell table:formula="of:=[.B24]/2" office:value-type="float" office:value="0.245901639344262" calcext:value-type="float">
            <text:p>0.2459</text:p>
          </table:table-cell>
          <table:table-cell table:formula="of:=[.C24]/2" office:value-type="float" office:value="0.122950819672131" calcext:value-type="float">
            <text:p>0.1230</text:p>
          </table:table-cell>
          <table:table-cell table:formula="of:=[.D24]/2" office:value-type="float" office:value="0.0614754098360656" calcext:value-type="float">
            <text:p>0.0615</text:p>
          </table:table-cell>
          <table:table-cell table:formula="of:=[.E24]/2" office:value-type="float" office:value="0.0307377049180328" calcext:value-type="float">
            <text:p>0.03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/([.A25]/60)" office:value-type="float" office:value="0.487804878048781" calcext:value-type="float">
            <text:p>0.4878</text:p>
          </table:table-cell>
          <table:table-cell table:formula="of:=[.B25]/2" office:value-type="float" office:value="0.24390243902439" calcext:value-type="float">
            <text:p>0.2439</text:p>
          </table:table-cell>
          <table:table-cell table:formula="of:=[.C25]/2" office:value-type="float" office:value="0.121951219512195" calcext:value-type="float">
            <text:p>0.1220</text:p>
          </table:table-cell>
          <table:table-cell table:formula="of:=[.D25]/2" office:value-type="float" office:value="0.0609756097560976" calcext:value-type="float">
            <text:p>0.0610</text:p>
          </table:table-cell>
          <table:table-cell table:formula="of:=[.E25]/2" office:value-type="float" office:value="0.0304878048780488" calcext:value-type="float">
            <text:p>0.03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/([.A26]/60)" office:value-type="float" office:value="0.483870967741935" calcext:value-type="float">
            <text:p>0.4839</text:p>
          </table:table-cell>
          <table:table-cell table:formula="of:=[.B26]/2" office:value-type="float" office:value="0.241935483870968" calcext:value-type="float">
            <text:p>0.2419</text:p>
          </table:table-cell>
          <table:table-cell table:formula="of:=[.C26]/2" office:value-type="float" office:value="0.120967741935484" calcext:value-type="float">
            <text:p>0.1210</text:p>
          </table:table-cell>
          <table:table-cell table:formula="of:=[.D26]/2" office:value-type="float" office:value="0.0604838709677419" calcext:value-type="float">
            <text:p>0.0605</text:p>
          </table:table-cell>
          <table:table-cell table:formula="of:=[.E26]/2" office:value-type="float" office:value="0.030241935483871" calcext:value-type="float">
            <text:p>0.03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/([.A27]/60)" office:value-type="float" office:value="0.48" calcext:value-type="float">
            <text:p>0.4800</text:p>
          </table:table-cell>
          <table:table-cell table:formula="of:=[.B27]/2" office:value-type="float" office:value="0.24" calcext:value-type="float">
            <text:p>0.2400</text:p>
          </table:table-cell>
          <table:table-cell table:formula="of:=[.C27]/2" office:value-type="float" office:value="0.12" calcext:value-type="float">
            <text:p>0.1200</text:p>
          </table:table-cell>
          <table:table-cell table:formula="of:=[.D27]/2" office:value-type="float" office:value="0.06" calcext:value-type="float">
            <text:p>0.0600</text:p>
          </table:table-cell>
          <table:table-cell table:formula="of:=[.E27]/2" office:value-type="float" office:value="0.03" calcext:value-type="float">
            <text:p>0.03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/([.A28]/60)" office:value-type="float" office:value="0.476190476190476" calcext:value-type="float">
            <text:p>0.4762</text:p>
          </table:table-cell>
          <table:table-cell table:formula="of:=[.B28]/2" office:value-type="float" office:value="0.238095238095238" calcext:value-type="float">
            <text:p>0.2381</text:p>
          </table:table-cell>
          <table:table-cell table:formula="of:=[.C28]/2" office:value-type="float" office:value="0.119047619047619" calcext:value-type="float">
            <text:p>0.1190</text:p>
          </table:table-cell>
          <table:table-cell table:formula="of:=[.D28]/2" office:value-type="float" office:value="0.0595238095238095" calcext:value-type="float">
            <text:p>0.0595</text:p>
          </table:table-cell>
          <table:table-cell table:formula="of:=[.E28]/2" office:value-type="float" office:value="0.0297619047619048" calcext:value-type="float">
            <text:p>0.02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/([.A29]/60)" office:value-type="float" office:value="0.47244094488189" calcext:value-type="float">
            <text:p>0.4724</text:p>
          </table:table-cell>
          <table:table-cell table:formula="of:=[.B29]/2" office:value-type="float" office:value="0.236220472440945" calcext:value-type="float">
            <text:p>0.2362</text:p>
          </table:table-cell>
          <table:table-cell table:formula="of:=[.C29]/2" office:value-type="float" office:value="0.118110236220472" calcext:value-type="float">
            <text:p>0.1181</text:p>
          </table:table-cell>
          <table:table-cell table:formula="of:=[.D29]/2" office:value-type="float" office:value="0.0590551181102362" calcext:value-type="float">
            <text:p>0.0591</text:p>
          </table:table-cell>
          <table:table-cell table:formula="of:=[.E29]/2" office:value-type="float" office:value="0.0295275590551181" calcext:value-type="float">
            <text:p>0.02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/([.A30]/60)" office:value-type="float" office:value="0.46875" calcext:value-type="float">
            <text:p>0.4688</text:p>
          </table:table-cell>
          <table:table-cell table:formula="of:=[.B30]/2" office:value-type="float" office:value="0.234375" calcext:value-type="float">
            <text:p>0.2344</text:p>
          </table:table-cell>
          <table:table-cell table:formula="of:=[.C30]/2" office:value-type="float" office:value="0.1171875" calcext:value-type="float">
            <text:p>0.1172</text:p>
          </table:table-cell>
          <table:table-cell table:formula="of:=[.D30]/2" office:value-type="float" office:value="0.05859375" calcext:value-type="float">
            <text:p>0.0586</text:p>
          </table:table-cell>
          <table:table-cell table:formula="of:=[.E30]/2" office:value-type="float" office:value="0.029296875" calcext:value-type="float">
            <text:p>0.02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/([.A31]/60)" office:value-type="float" office:value="0.465116279069767" calcext:value-type="float">
            <text:p>0.4651</text:p>
          </table:table-cell>
          <table:table-cell table:formula="of:=[.B31]/2" office:value-type="float" office:value="0.232558139534884" calcext:value-type="float">
            <text:p>0.2326</text:p>
          </table:table-cell>
          <table:table-cell table:formula="of:=[.C31]/2" office:value-type="float" office:value="0.116279069767442" calcext:value-type="float">
            <text:p>0.1163</text:p>
          </table:table-cell>
          <table:table-cell table:formula="of:=[.D31]/2" office:value-type="float" office:value="0.0581395348837209" calcext:value-type="float">
            <text:p>0.0581</text:p>
          </table:table-cell>
          <table:table-cell table:formula="of:=[.E31]/2" office:value-type="float" office:value="0.0290697674418605" calcext:value-type="float">
            <text:p>0.02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/([.A32]/60)" office:value-type="float" office:value="0.461538461538462" calcext:value-type="float">
            <text:p>0.4615</text:p>
          </table:table-cell>
          <table:table-cell table:formula="of:=[.B32]/2" office:value-type="float" office:value="0.230769230769231" calcext:value-type="float">
            <text:p>0.2308</text:p>
          </table:table-cell>
          <table:table-cell table:formula="of:=[.C32]/2" office:value-type="float" office:value="0.115384615384615" calcext:value-type="float">
            <text:p>0.1154</text:p>
          </table:table-cell>
          <table:table-cell table:formula="of:=[.D32]/2" office:value-type="float" office:value="0.0576923076923077" calcext:value-type="float">
            <text:p>0.0577</text:p>
          </table:table-cell>
          <table:table-cell table:formula="of:=[.E32]/2" office:value-type="float" office:value="0.0288461538461538" calcext:value-type="float">
            <text:p>0.02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/([.A33]/60)" office:value-type="float" office:value="0.458015267175573" calcext:value-type="float">
            <text:p>0.4580</text:p>
          </table:table-cell>
          <table:table-cell table:formula="of:=[.B33]/2" office:value-type="float" office:value="0.229007633587786" calcext:value-type="float">
            <text:p>0.2290</text:p>
          </table:table-cell>
          <table:table-cell table:formula="of:=[.C33]/2" office:value-type="float" office:value="0.114503816793893" calcext:value-type="float">
            <text:p>0.1145</text:p>
          </table:table-cell>
          <table:table-cell table:formula="of:=[.D33]/2" office:value-type="float" office:value="0.0572519083969466" calcext:value-type="float">
            <text:p>0.0573</text:p>
          </table:table-cell>
          <table:table-cell table:formula="of:=[.E33]/2" office:value-type="float" office:value="0.0286259541984733" calcext:value-type="float">
            <text:p>0.02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/([.A34]/60)" office:value-type="float" office:value="0.454545454545455" calcext:value-type="float">
            <text:p>0.4545</text:p>
          </table:table-cell>
          <table:table-cell table:formula="of:=[.B34]/2" office:value-type="float" office:value="0.227272727272727" calcext:value-type="float">
            <text:p>0.2273</text:p>
          </table:table-cell>
          <table:table-cell table:formula="of:=[.C34]/2" office:value-type="float" office:value="0.113636363636364" calcext:value-type="float">
            <text:p>0.1136</text:p>
          </table:table-cell>
          <table:table-cell table:formula="of:=[.D34]/2" office:value-type="float" office:value="0.0568181818181818" calcext:value-type="float">
            <text:p>0.0568</text:p>
          </table:table-cell>
          <table:table-cell table:formula="of:=[.E34]/2" office:value-type="float" office:value="0.0284090909090909" calcext:value-type="float">
            <text:p>0.02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/([.A35]/60)" office:value-type="float" office:value="0.451127819548872" calcext:value-type="float">
            <text:p>0.4511</text:p>
          </table:table-cell>
          <table:table-cell table:formula="of:=[.B35]/2" office:value-type="float" office:value="0.225563909774436" calcext:value-type="float">
            <text:p>0.2256</text:p>
          </table:table-cell>
          <table:table-cell table:formula="of:=[.C35]/2" office:value-type="float" office:value="0.112781954887218" calcext:value-type="float">
            <text:p>0.1128</text:p>
          </table:table-cell>
          <table:table-cell table:formula="of:=[.D35]/2" office:value-type="float" office:value="0.056390977443609" calcext:value-type="float">
            <text:p>0.0564</text:p>
          </table:table-cell>
          <table:table-cell table:formula="of:=[.E35]/2" office:value-type="float" office:value="0.0281954887218045" calcext:value-type="float">
            <text:p>0.028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/([.A36]/60)" office:value-type="float" office:value="0.447761194029851" calcext:value-type="float">
            <text:p>0.4478</text:p>
          </table:table-cell>
          <table:table-cell table:formula="of:=[.B36]/2" office:value-type="float" office:value="0.223880597014925" calcext:value-type="float">
            <text:p>0.2239</text:p>
          </table:table-cell>
          <table:table-cell table:formula="of:=[.C36]/2" office:value-type="float" office:value="0.111940298507463" calcext:value-type="float">
            <text:p>0.1119</text:p>
          </table:table-cell>
          <table:table-cell table:formula="of:=[.D36]/2" office:value-type="float" office:value="0.0559701492537313" calcext:value-type="float">
            <text:p>0.0560</text:p>
          </table:table-cell>
          <table:table-cell table:formula="of:=[.E36]/2" office:value-type="float" office:value="0.0279850746268657" calcext:value-type="float">
            <text:p>0.028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/([.A37]/60)" office:value-type="float" office:value="0.444444444444444" calcext:value-type="float">
            <text:p>0.4444</text:p>
          </table:table-cell>
          <table:table-cell table:formula="of:=[.B37]/2" office:value-type="float" office:value="0.222222222222222" calcext:value-type="float">
            <text:p>0.2222</text:p>
          </table:table-cell>
          <table:table-cell table:formula="of:=[.C37]/2" office:value-type="float" office:value="0.111111111111111" calcext:value-type="float">
            <text:p>0.1111</text:p>
          </table:table-cell>
          <table:table-cell table:formula="of:=[.D37]/2" office:value-type="float" office:value="0.0555555555555556" calcext:value-type="float">
            <text:p>0.0556</text:p>
          </table:table-cell>
          <table:table-cell table:formula="of:=[.E37]/2" office:value-type="float" office:value="0.0277777777777778" calcext:value-type="float">
            <text:p>0.02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/([.A38]/60)" office:value-type="float" office:value="0.441176470588235" calcext:value-type="float">
            <text:p>0.4412</text:p>
          </table:table-cell>
          <table:table-cell table:formula="of:=[.B38]/2" office:value-type="float" office:value="0.220588235294118" calcext:value-type="float">
            <text:p>0.2206</text:p>
          </table:table-cell>
          <table:table-cell table:formula="of:=[.C38]/2" office:value-type="float" office:value="0.110294117647059" calcext:value-type="float">
            <text:p>0.1103</text:p>
          </table:table-cell>
          <table:table-cell table:formula="of:=[.D38]/2" office:value-type="float" office:value="0.0551470588235294" calcext:value-type="float">
            <text:p>0.0551</text:p>
          </table:table-cell>
          <table:table-cell table:formula="of:=[.E38]/2" office:value-type="float" office:value="0.0275735294117647" calcext:value-type="float">
            <text:p>0.02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/([.A39]/60)" office:value-type="float" office:value="0.437956204379562" calcext:value-type="float">
            <text:p>0.4380</text:p>
          </table:table-cell>
          <table:table-cell table:formula="of:=[.B39]/2" office:value-type="float" office:value="0.218978102189781" calcext:value-type="float">
            <text:p>0.2190</text:p>
          </table:table-cell>
          <table:table-cell table:formula="of:=[.C39]/2" office:value-type="float" office:value="0.109489051094891" calcext:value-type="float">
            <text:p>0.1095</text:p>
          </table:table-cell>
          <table:table-cell table:formula="of:=[.D39]/2" office:value-type="float" office:value="0.0547445255474453" calcext:value-type="float">
            <text:p>0.0547</text:p>
          </table:table-cell>
          <table:table-cell table:formula="of:=[.E39]/2" office:value-type="float" office:value="0.0273722627737226" calcext:value-type="float">
            <text:p>0.02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/([.A40]/60)" office:value-type="float" office:value="0.434782608695652" calcext:value-type="float">
            <text:p>0.4348</text:p>
          </table:table-cell>
          <table:table-cell table:formula="of:=[.B40]/2" office:value-type="float" office:value="0.217391304347826" calcext:value-type="float">
            <text:p>0.2174</text:p>
          </table:table-cell>
          <table:table-cell table:formula="of:=[.C40]/2" office:value-type="float" office:value="0.108695652173913" calcext:value-type="float">
            <text:p>0.1087</text:p>
          </table:table-cell>
          <table:table-cell table:formula="of:=[.D40]/2" office:value-type="float" office:value="0.0543478260869565" calcext:value-type="float">
            <text:p>0.0543</text:p>
          </table:table-cell>
          <table:table-cell table:formula="of:=[.E40]/2" office:value-type="float" office:value="0.0271739130434783" calcext:value-type="float">
            <text:p>0.02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/([.A41]/60)" office:value-type="float" office:value="0.431654676258993" calcext:value-type="float">
            <text:p>0.4317</text:p>
          </table:table-cell>
          <table:table-cell table:formula="of:=[.B41]/2" office:value-type="float" office:value="0.215827338129496" calcext:value-type="float">
            <text:p>0.2158</text:p>
          </table:table-cell>
          <table:table-cell table:formula="of:=[.C41]/2" office:value-type="float" office:value="0.107913669064748" calcext:value-type="float">
            <text:p>0.1079</text:p>
          </table:table-cell>
          <table:table-cell table:formula="of:=[.D41]/2" office:value-type="float" office:value="0.0539568345323741" calcext:value-type="float">
            <text:p>0.0540</text:p>
          </table:table-cell>
          <table:table-cell table:formula="of:=[.E41]/2" office:value-type="float" office:value="0.026978417266187" calcext:value-type="float">
            <text:p>0.027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/([.A42]/60)" office:value-type="float" office:value="0.428571428571429" calcext:value-type="float">
            <text:p>0.4286</text:p>
          </table:table-cell>
          <table:table-cell table:formula="of:=[.B42]/2" office:value-type="float" office:value="0.214285714285714" calcext:value-type="float">
            <text:p>0.2143</text:p>
          </table:table-cell>
          <table:table-cell table:formula="of:=[.C42]/2" office:value-type="float" office:value="0.107142857142857" calcext:value-type="float">
            <text:p>0.1071</text:p>
          </table:table-cell>
          <table:table-cell table:formula="of:=[.D42]/2" office:value-type="float" office:value="0.0535714285714286" calcext:value-type="float">
            <text:p>0.0536</text:p>
          </table:table-cell>
          <table:table-cell table:formula="of:=[.E42]/2" office:value-type="float" office:value="0.0267857142857143" calcext:value-type="float">
            <text:p>0.0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1:33:34.205010188</meta:creation-date>
    <dc:date>2019-10-14T09:58:58.593139692</dc:date>
    <meta:editing-duration>PT2M47S</meta:editing-duration>
    <meta:editing-cycles>1</meta:editing-cycles>
    <meta:document-statistic meta:table-count="1" meta:cell-count="252" meta:object-count="0"/>
    <meta:generator>LibreOffice/6.2.7.1$Linux_X86_64 LibreOffice_project/20$Build-1</meta:generator>
  </office:meta>
</office:document-meta>
</file>